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OLINESS MESSAGE PREACHED BY JESUS (7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OLINESS MESSAGE PREACHED BY JESUS (7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e message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buke in the message (7:6-2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buke in the message (7:6-23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cy (7:6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arental example (7:8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preaching (7:14-2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The preaching (7:14-23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Proclaiming the message (7:14-1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Explaining the message (7:17-23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Explaining the message (7:17-23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intake of supposedly unclean food does not cause defilement (7:17-19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output of an unclean thought-life-including lust, theft, murder, adultery, deceit, envy, slander, and pride-does cause defilement (7:20-2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preaching (7:14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roclaiming the message (7:14-1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Explaining the message (7:17-2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rebuke in the message (7:6-23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rophecy (7:6-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arental example (7:8-1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reaching (7:14-2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HOLINESS MESSAGE PREACHED BY JESUS (7:1-23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ason for the message (7:1-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buke in the message (7:6-23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MARK 7</text:span><text:span text:style-name="a553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HOLINESS MESSAGE PREACHED BY JESUS (7:1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HEALING MIRACLES PERFORMED BY JESUS (7:24-3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-title-Title-Slide" presentation:presentation-page-layout-name="Master1-PPL1" draw:id="Slide-265">
        <draw:frame draw:id="id101" presentation:style-name="a570" draw:name="Title 1" svg:x="1.38in" svg:y="0.83in" svg:width="10.3in" svg:height="4.42in" presentation:class="title" presentation:placeholder="false">
          <draw:text-box>
            <text:p text:style-name="a569" text:class-names="" text:cond-style-name=""><text:span text:style-name="a567" text:class-names="">THE HEALING MIRACLES PERFORMED BY JESUS (7:24-37)<text:s text:c="1"/></text:span><text:span text:style-name="a568" text:class-names=""/></text:p>
          </draw:text-box>
          <svg:title/>
          <svg:desc/>
        </draw:frame>
        <draw:frame draw:id="id102" presentation:style-name="a575" draw:name="Subtitle 2" svg:x="1.38in" svg:y="5.25in" svg:width="10.3in" svg:height="1.85in" presentation:class="subtitle" presentation:placeholder="false">
          <draw:text-box>
            <text:p text:style-name="a572" text:class-names="" text:cond-style-name=""><text:span text:style-name="a571" text:class-names=""><text:s text:c="1"/>The healing of a demon-possessed daughter (7:24-30)<text:s text:c="1"/></text:span></text:p>
            <text:p text:style-name="a574" text:class-names="" text:cond-style-name=""><text:span text:style-name="a573" text:class-names=""/></text:p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The healing of a demon-possessed daughter (7:24-30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brokenhearted mother (7:24-26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brokenhearted mother (7:24-26)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place (7:2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blem (7:2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lea (7:2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healing of a demon-possessed daughter (7:24-30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brokenhearted mother (7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kindhearted Messiah (7:27-30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kindhearted Messiah (7:27-30)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reminder (7:2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er response (7:28-3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Her response (7:28-30)<text:s text:c="1"/></text:span><text:span text:style-name="a636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reasoning (7:28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ward (7:29-3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kindhearted Messiah (7:27-30)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His reminder (7:27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er response (7:28-3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healing of a demon-possessed daughter (7:24-30)<text:s text:c="1"/></text:span><text:span text:style-name="a666" text:class-names=""/></text:p>
          </draw:text-box>
          <svg:title/>
          <svg:desc/>
        </draw:frame>
        <draw:frame draw:id="id116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brokenhearted mother (7:24-2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kindhearted Messiah (7:27-3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8" draw:style-name="a679" draw:master-page-name="Master1-Layout12-tx-Title-and-Text" presentation:presentation-page-layout-name="Master1-PPL12" draw:id="Slide-273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THE HEALING MIRACLES PERFORMED BY JESUS (7:24-37)<text:s text:c="1"/></text:span><text:span text:style-name="a681" text:class-names=""/></text:p>
          </draw:text-box>
          <svg:title/>
          <svg:desc/>
        </draw:frame>
        <draw:frame draw:id="id118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e healing of a demon-possessed daughter (7:24-30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healing of a deaf and dumb man (7:31-3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healing of a deaf and dumb man (7:31-37)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desperation of the man (7:31-32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declaration of the Messiah (7:33-3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declaration of the Messiah (7:33-37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What he does: (7: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What he says (7:34-37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What he says (7:34-37)<text:s text:c="1"/></text:span><text:span text:style-name="a726" text:class-names=""/></text:p>
          </draw:text-box>
          <svg:title/>
          <svg:desc/>
        </draw:frame>
        <draw:frame draw:id="id124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o the deaf ears (7:34-3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o the crowd (7:36-3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2" draw:style-name="a739" draw:master-page-name="Master1-Layout12-tx-Title-and-Text" presentation:presentation-page-layout-name="Master1-PPL12" draw:id="Slide-277">
        <draw:frame draw:id="id125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<text:s text:c="1"/>The declaration of the Messiah (7:33-37)<text:s text:c="1"/></text:span><text:span text:style-name="a741" text:class-names=""/></text:p>
          </draw:text-box>
          <svg:title/>
          <svg:desc/>
        </draw:frame>
        <draw:frame draw:id="id126" presentation:style-name="a753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What he does: (7:3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What he says (7:34-3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3" draw:style-name="a754" draw:master-page-name="Master1-Layout12-tx-Title-and-Text" presentation:presentation-page-layout-name="Master1-PPL12" draw:id="Slide-278">
        <draw:frame draw:id="id12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<text:s text:c="1"/>The healing of a deaf and dumb man (7:31-37)<text:s text:c="1"/></text:span><text:span text:style-name="a756" text:class-names=""/></text:p>
          </draw:text-box>
          <svg:title/>
          <svg:desc/>
        </draw:frame>
        <draw:frame draw:id="id128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The desperation of the man (7:31-32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declaration of the Messiah (7:33-37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4" draw:style-name="a769" draw:master-page-name="Master1-Layout12-tx-Title-and-Text" presentation:presentation-page-layout-name="Master1-PPL12" draw:id="Slide-279">
        <draw:frame draw:id="id129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THE HEALING MIRACLES PERFORMED BY JESUS (7:24-37)<text:s text:c="1"/></text:span><text:span text:style-name="a771" text:class-names=""/></text:p>
          </draw:text-box>
          <svg:title/>
          <svg:desc/>
        </draw:frame>
        <draw:frame draw:id="id130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healing of a demon-possessed daughter (7:24-3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healing of a deaf and dumb man (7:31-37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5" draw:style-name="a784" draw:master-page-name="Master1-Layout12-tx-Title-and-Text" presentation:presentation-page-layout-name="Master1-PPL12" draw:id="Slide-280">
        <draw:frame draw:id="id131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MARK 7</text:span><text:span text:style-name="a786" text:class-names=""/></text:p>
          </draw:text-box>
          <svg:title/>
          <svg:desc/>
        </draw:frame>
        <draw:frame draw:id="id132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THE HOLINESS MESSAGE PREACHED BY JESUS (7:1-23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HEALING MIRACLES PERFORMED BY JESUS (7:24-3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7</dc:title>
    <meta:initial-creator>David STRICKLAND</meta:initial-creator>
    <dc:creator>David STRICKLAND</dc:creator>
    <meta:creation-date>2020-02-22T19:30:17Z</meta:creation-date>
    <dc:date>2020-02-22T19:30:17Z</dc:date>
    <meta:template xlink:href="BibleStudy" xlink:type="simple"/>
    <meta:editing-cycles>1</meta:editing-cycles>
    <meta:editing-duration>PT0S</meta:editing-duration>
    <meta:document-statistic meta:paragraph-count="75" meta:word-count="607"/>
  </office:meta>
</office:document-meta>
</file>